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01cm"/>
    </style:style>
    <style:style style:name="co4" style:family="table-column">
      <style:table-column-properties fo:break-before="auto" style:column-width="12.469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table table:name="Hoja1" table:style-name="ta1" table:print="false"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Nombre Metodo</text:p>
          </table:table-cell>
          <table:table-cell table:style-name="ce2" office:value-type="string">
            <text:p>valor retorno</text:p>
          </table:table-cell>
          <table:table-cell table:style-name="ce2" office:value-type="string">
            <text:p>parametros</text:p>
          </table:table-cell>
          <table:table-cell table:style-name="ce2" office:value-type="string">
            <text:p>Breve Descripcion</text:p>
          </table:table-cell>
          <table:table-cell table:style-name="ce2" office:value-type="string">
            <text:p>Ejemplo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contains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subcadena</text:p>
          </table:table-cell>
          <table:table-cell table:style-name="ce3" office:value-type="string">
            <text:p>Devuelve un valor booleano si una subcadena esta contenida en otra cadena en orden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2" office:value-type="string">
            <text:p>endsWith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subcadena</text:p>
          </table:table-cell>
          <table:table-cell table:style-name="ce3" office:value-type="string">
            <text:p>Comprueba si una cadena termina con un sufijo especificado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2" office:value-type="string">
            <text:p>equalgnoreCase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cadena</text:p>
          </table:table-cell>
          <table:table-cell table:style-name="ce3" office:value-type="string">
            <text:p>Comprueba si una cadena en minuscula y otra en mayuscula son iguales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2" office:value-type="string">
            <text:p>isEmpty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vacio()</text:p>
          </table:table-cell>
          <table:table-cell table:style-name="ce3" office:value-type="string">
            <text:p>Comprueba la cadena es vacía. Comprueba que la longitud de una cadena es 0 y devuelve true en ese caso</text:p>
          </table:table-cell>
          <table:table-cell table:style-name="ce3"/>
          <table:table-cell table:number-columns-repeated="1019"/>
        </table:table-row>
        <table:table-row table:style-name="ro7">
          <table:table-cell table:style-name="ce2" office:value-type="string">
            <text:p>startsWith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subcadena</text:p>
          </table:table-cell>
          <table:table-cell table:style-name="ce3" office:value-type="string">
            <text:p>Comprueba si una subcadena dada esta al comienzo de otra cadena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office:value-type="string">
            <text:p>charAt</text:p>
          </table:table-cell>
          <table:table-cell table:style-name="ce3" office:value-type="string">
            <text:p>carácter</text:p>
          </table:table-cell>
          <table:table-cell table:style-name="ce3" office:value-type="string">
            <text:p>indice</text:p>
          </table:table-cell>
          <table:table-cell table:style-name="ce3" office:value-type="string">
            <text:p>Devuelve el carácter de una posicion indicada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office:value-type="string">
            <text:p>length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replace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toUpperCase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toLowerCase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substring</text:p>
          </table:table-cell>
          <table:table-cell table:style-name="ce3" table:number-columns-repeated="4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11:17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lvaro Mena Ordóñez</meta:initial-creator>
    <meta:creation-date>2017-11-20T13:43:13.75</meta:creation-date>
    <dc:date>2017-11-21T11:17:45.59</dc:date>
    <dc:creator>Álvaro Mena Ordóñez</dc:creator>
    <meta:editing-duration>PT1H45M11S</meta:editing-duration>
    <meta:editing-cycles>5</meta:editing-cycles>
    <meta:generator>OpenOffice/4.1.3$Win32 OpenOffice.org_project/413m1$Build-9783</meta:generator>
    <meta:document-statistic meta:table-count="3" meta:cell-count="34" meta:object-count="0"/>
  </office:meta>
</office:document-meta>
</file>